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1"/>
    <style:style style:name="ce3" style:family="table-cell" style:parent-style-name="Default" style:data-style-name="N122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wire size</text:p>
          </table:table-cell>
          <table:table-cell table:style-name="Default" office:value-type="string" calcext:value-type="string">
            <text:p>D = diameter</text:p>
          </table:table-cell>
          <table:table-cell table:style-name="Default"/>
          <table:table-cell table:style-name="Default" office:value-type="string" calcext:value-type="string">
            <text:p>A = area</text:p>
          </table:table-cell>
          <table:table-cell table:style-name="Default"/>
          <table:table-cell table:style-name="Default" office:value-type="string" calcext:value-type="string">
            <text:p>C = circumferenc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WG </text:p>
          </table:table-cell>
          <table:table-cell table:style-name="Default" office:value-type="string" calcext:value-type="string">
            <text:p>d (mm)</text:p>
          </table:table-cell>
          <table:table-cell table:style-name="Default" office:value-type="string" calcext:value-type="string">
            <text:p>d (inches)</text:p>
          </table:table-cell>
          <table:table-cell table:style-name="Default" office:value-type="string" calcext:value-type="string">
            <text:p>a (mmsquare)</text:p>
          </table:table-cell>
          <table:table-cell table:style-name="Default" office:value-type="string" calcext:value-type="string">
            <text:p>a (in square)</text:p>
          </table:table-cell>
          <table:table-cell table:style-name="Default" office:value-type="string" calcext:value-type="string">
            <text:p>c (mm)</text:p>
          </table:table-cell>
          <table:table-cell table:style-name="Default" office:value-type="string" calcext:value-type="string">
            <text:p>c (inches)</text:p>
          </table:table-cell>
          <table:table-cell table:style-name="Default" office:value-type="string" calcext:value-type="string">
            <text:p>ratio of d with smaller</text:p>
          </table:table-cell>
        </table:table-row>
        <table:table-row table:style-name="ro1">
          <table:table-cell office:value-type="string" calcext:value-type="string">
            <text:p>0000 (4/0)</text:p>
          </table:table-cell>
          <table:table-cell office:value-type="float" office:value="11.684" calcext:value-type="float">
            <text:p>11.684</text:p>
          </table:table-cell>
          <table:table-cell table:formula="of:=[.B3]/25.4" office:value-type="float" office:value="0.46" calcext:value-type="float">
            <text:p>0.4600</text:p>
          </table:table-cell>
          <table:table-cell table:formula="of:=PI()*([.B3]/2)^2" office:value-type="float" office:value="107.219302577031" calcext:value-type="float">
            <text:p>107.2193</text:p>
          </table:table-cell>
          <table:table-cell table:formula="of:=PI()*([.C3]/2)^2" office:value-type="float" office:value="0.1661902513749" calcext:value-type="float">
            <text:p>0.166190</text:p>
          </table:table-cell>
          <table:table-cell table:formula="of:=[.B3]*PI()" office:value-type="float" office:value="36.7063685645431" calcext:value-type="float">
            <text:p>36.7064</text:p>
          </table:table-cell>
          <table:table-cell table:formula="of:=[.C3]*PI()" office:value-type="float" office:value="1.4451326206513" calcext:value-type="float">
            <text:p>1.4451</text:p>
          </table:table-cell>
          <table:table-cell table:formula="of:=[.B3]/[.B4]" office:value-type="float" office:value="1.12292167227295" calcext:value-type="float">
            <text:p>1.1229</text:p>
          </table:table-cell>
        </table:table-row>
        <table:table-row table:style-name="ro1">
          <table:table-cell office:value-type="string" calcext:value-type="string">
            <text:p>000 (3/0)</text:p>
          </table:table-cell>
          <table:table-cell office:value-type="float" office:value="10.405" calcext:value-type="float">
            <text:p>10.405</text:p>
          </table:table-cell>
          <table:table-cell table:formula="of:=[.B4]/25.4" office:value-type="float" office:value="0.409645669291339" calcext:value-type="float">
            <text:p>0.4096</text:p>
          </table:table-cell>
          <table:table-cell table:formula="of:=PI()*([.B4]/2)^2" office:value-type="float" office:value="85.0303663970154" calcext:value-type="float">
            <text:p>85.0304</text:p>
          </table:table-cell>
          <table:table-cell table:formula="of:=PI()*([.C4]/2)^2" office:value-type="float" office:value="0.131797331510037" calcext:value-type="float">
            <text:p>0.131797</text:p>
          </table:table-cell>
          <table:table-cell table:formula="of:=[.B4]*PI()" office:value-type="float" office:value="32.6882715606018" calcext:value-type="float">
            <text:p>32.6883</text:p>
          </table:table-cell>
          <table:table-cell table:formula="of:=[.C4]*PI()" office:value-type="float" office:value="1.28693982522054" calcext:value-type="float">
            <text:p>1.2869</text:p>
          </table:table-cell>
          <table:table-cell table:formula="of:=[.B4]/[.B5]" office:value-type="float" office:value="1.12292251241096" calcext:value-type="float">
            <text:p>1.1229</text:p>
          </table:table-cell>
        </table:table-row>
        <table:table-row table:style-name="ro1">
          <table:table-cell office:value-type="string" calcext:value-type="string">
            <text:p>00 (2/0)</text:p>
          </table:table-cell>
          <table:table-cell office:value-type="float" office:value="9.266" calcext:value-type="float">
            <text:p>9.266</text:p>
          </table:table-cell>
          <table:table-cell table:formula="of:=[.B5]/25.4" office:value-type="float" office:value="0.364803149606299" calcext:value-type="float">
            <text:p>0.3648</text:p>
          </table:table-cell>
          <table:table-cell table:formula="of:=PI()*([.B5]/2)^2" office:value-type="float" office:value="67.4333092739896" calcext:value-type="float">
            <text:p>67.4333</text:p>
          </table:table-cell>
          <table:table-cell table:formula="of:=PI()*([.C5]/2)^2" office:value-type="float" office:value="0.104521838418361" calcext:value-type="float">
            <text:p>0.104522</text:p>
          </table:table-cell>
          <table:table-cell table:formula="of:=[.B5]*PI()" office:value-type="float" office:value="29.109997528163" calcext:value-type="float">
            <text:p>29.1100</text:p>
          </table:table-cell>
          <table:table-cell table:formula="of:=[.C5]*PI()" office:value-type="float" office:value="1.14606289480957" calcext:value-type="float">
            <text:p>1.1461</text:p>
          </table:table-cell>
          <table:table-cell table:formula="of:=[.B5]/[.B6]" office:value-type="float" office:value="1.12301539207369" calcext:value-type="float">
            <text:p>1.1230</text:p>
          </table:table-cell>
        </table:table-row>
        <table:table-row table:style-name="ro1">
          <table:table-cell office:value-type="string" calcext:value-type="string">
            <text:p>0 (1/0)</text:p>
          </table:table-cell>
          <table:table-cell office:value-type="float" office:value="8.251" calcext:value-type="float">
            <text:p>8.251</text:p>
          </table:table-cell>
          <table:table-cell table:formula="of:=[.B6]/25.4" office:value-type="float" office:value="0.324842519685039" calcext:value-type="float">
            <text:p>0.3248</text:p>
          </table:table-cell>
          <table:table-cell table:formula="of:=PI()*([.B6]/2)^2" office:value-type="float" office:value="53.469122351333" calcext:value-type="float">
            <text:p>53.4691</text:p>
          </table:table-cell>
          <table:table-cell table:formula="of:=PI()*([.C6]/2)^2" office:value-type="float" office:value="0.082877305399177" calcext:value-type="float">
            <text:p>0.082877</text:p>
          </table:table-cell>
          <table:table-cell table:formula="of:=[.B6]*PI()" office:value-type="float" office:value="25.9212809847694" calcext:value-type="float">
            <text:p>25.9213</text:p>
          </table:table-cell>
          <table:table-cell table:formula="of:=[.C6]*PI()" office:value-type="float" office:value="1.02052287341612" calcext:value-type="float">
            <text:p>1.0205</text:p>
          </table:table-cell>
          <table:table-cell table:formula="of:=[.B6]/[.B7]" office:value-type="float" office:value="1.12289058247142" calcext:value-type="float">
            <text:p>1.1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48" calcext:value-type="float">
            <text:p>7.348</text:p>
          </table:table-cell>
          <table:table-cell table:formula="of:=[.B7]/25.4" office:value-type="float" office:value="0.289291338582677" calcext:value-type="float">
            <text:p>0.2893</text:p>
          </table:table-cell>
          <table:table-cell table:formula="of:=PI()*([.B7]/2)^2" office:value-type="float" office:value="42.4060847177274" calcext:value-type="float">
            <text:p>42.4061</text:p>
          </table:table-cell>
          <table:table-cell table:formula="of:=PI()*([.C7]/2)^2" office:value-type="float" office:value="0.0657295627716031" calcext:value-type="float">
            <text:p>0.065730</text:p>
          </table:table-cell>
          <table:table-cell table:formula="of:=[.B7]*PI()" office:value-type="float" office:value="23.0844228185778" calcext:value-type="float">
            <text:p>23.0844</text:p>
          </table:table-cell>
          <table:table-cell table:formula="of:=[.C7]*PI()" office:value-type="float" office:value="0.908835544038496" calcext:value-type="float">
            <text:p>0.9088</text:p>
          </table:table-cell>
          <table:table-cell table:formula="of:=[.B7]/[.B8]" office:value-type="float" office:value="1.12286063569682" calcext:value-type="float">
            <text:p>1.1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44" calcext:value-type="float">
            <text:p>6.544</text:p>
          </table:table-cell>
          <table:table-cell table:formula="of:=[.B8]/25.4" office:value-type="float" office:value="0.257637795275591" calcext:value-type="float">
            <text:p>0.2576</text:p>
          </table:table-cell>
          <table:table-cell table:formula="of:=PI()*([.B8]/2)^2" office:value-type="float" office:value="33.6338406838499" calcext:value-type="float">
            <text:p>33.6338</text:p>
          </table:table-cell>
          <table:table-cell table:formula="of:=PI()*([.C8]/2)^2" office:value-type="float" office:value="0.052132557325082" calcext:value-type="float">
            <text:p>0.052133</text:p>
          </table:table-cell>
          <table:table-cell table:formula="of:=[.B8]*PI()" office:value-type="float" office:value="20.5585823250916" calcext:value-type="float">
            <text:p>20.5586</text:p>
          </table:table-cell>
          <table:table-cell table:formula="of:=[.C8]*PI()" office:value-type="float" office:value="0.809393004924866" calcext:value-type="float">
            <text:p>0.8094</text:p>
          </table:table-cell>
          <table:table-cell table:formula="of:=[.B8]/[.B9]" office:value-type="float" office:value="1.12304788055603" calcext:value-type="float">
            <text:p>1.12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827" calcext:value-type="float">
            <text:p>5.827</text:p>
          </table:table-cell>
          <table:table-cell table:formula="of:=[.B9]/25.4" office:value-type="float" office:value="0.229409448818898" calcext:value-type="float">
            <text:p>0.2294</text:p>
          </table:table-cell>
          <table:table-cell table:formula="of:=PI()*([.B9]/2)^2" office:value-type="float" office:value="26.6673534767274" calcext:value-type="float">
            <text:p>26.6674</text:p>
          </table:table-cell>
          <table:table-cell table:formula="of:=PI()*([.C9]/2)^2" office:value-type="float" office:value="0.0413344805578885" calcext:value-type="float">
            <text:p>0.041334</text:p>
          </table:table-cell>
          <table:table-cell table:formula="of:=[.B9]*PI()" office:value-type="float" office:value="18.3060603924677" calcext:value-type="float">
            <text:p>18.3061</text:p>
          </table:table-cell>
          <table:table-cell table:formula="of:=[.C9]*PI()" office:value-type="float" office:value="0.720711039073533" calcext:value-type="float">
            <text:p>0.7207</text:p>
          </table:table-cell>
          <table:table-cell table:formula="of:=[.B9]/[.B10]" office:value-type="float" office:value="1.12295239930622" calcext:value-type="float">
            <text:p>1.12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89" calcext:value-type="float">
            <text:p>5.189</text:p>
          </table:table-cell>
          <table:table-cell table:formula="of:=[.B10]/25.4" office:value-type="float" office:value="0.204291338582677" calcext:value-type="float">
            <text:p>0.2043</text:p>
          </table:table-cell>
          <table:table-cell table:formula="of:=PI()*([.B10]/2)^2" office:value-type="float" office:value="21.1474118215521" calcext:value-type="float">
            <text:p>21.1474</text:p>
          </table:table-cell>
          <table:table-cell table:formula="of:=PI()*([.C10]/2)^2" office:value-type="float" office:value="0.0327785538805135" calcext:value-type="float">
            <text:p>0.032779</text:p>
          </table:table-cell>
          <table:table-cell table:formula="of:=[.B10]*PI()" office:value-type="float" office:value="16.3017242794774" calcext:value-type="float">
            <text:p>16.3017</text:p>
          </table:table-cell>
          <table:table-cell table:formula="of:=[.C10]*PI()" office:value-type="float" office:value="0.641800168483364" calcext:value-type="float">
            <text:p>0.6418</text:p>
          </table:table-cell>
          <table:table-cell table:formula="of:=[.B10]/[.B11]" office:value-type="float" office:value="1.12291711750703" calcext:value-type="float">
            <text:p>1.1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21" calcext:value-type="float">
            <text:p>4.621</text:p>
          </table:table-cell>
          <table:table-cell table:formula="of:=[.B11]/25.4" office:value-type="float" office:value="0.181929133858268" calcext:value-type="float">
            <text:p>0.1819</text:p>
          </table:table-cell>
          <table:table-cell table:formula="of:=PI()*([.B11]/2)^2" office:value-type="float" office:value="16.7711104232485" calcext:value-type="float">
            <text:p>16.7711</text:p>
          </table:table-cell>
          <table:table-cell table:formula="of:=PI()*([.C11]/2)^2" office:value-type="float" office:value="0.0259952731465814" calcext:value-type="float">
            <text:p>0.025995</text:p>
          </table:table-cell>
          <table:table-cell table:formula="of:=[.B11]*PI()" office:value-type="float" office:value="14.5172996522384" calcext:value-type="float">
            <text:p>14.5173</text:p>
          </table:table-cell>
          <table:table-cell table:formula="of:=[.C11]*PI()" office:value-type="float" office:value="0.571547230403088" calcext:value-type="float">
            <text:p>0.5715</text:p>
          </table:table-cell>
          <table:table-cell table:formula="of:=[.B11]/[.B12]" office:value-type="float" office:value="1.12296476306197" calcext:value-type="float">
            <text:p>1.12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15" calcext:value-type="float">
            <text:p>4.115</text:p>
          </table:table-cell>
          <table:table-cell table:formula="of:=[.B12]/25.4" office:value-type="float" office:value="0.162007874015748" calcext:value-type="float">
            <text:p>0.1620</text:p>
          </table:table-cell>
          <table:table-cell table:formula="of:=PI()*([.B12]/2)^2" office:value-type="float" office:value="13.2993238153958" calcext:value-type="float">
            <text:p>13.2993</text:p>
          </table:table-cell>
          <table:table-cell table:formula="of:=PI()*([.C12]/2)^2" office:value-type="float" office:value="0.0206139931418497" calcext:value-type="float">
            <text:p>0.020614</text:p>
          </table:table-cell>
          <table:table-cell table:formula="of:=[.B12]*PI()" office:value-type="float" office:value="12.927653769522" calcext:value-type="float">
            <text:p>12.9277</text:p>
          </table:table-cell>
          <table:table-cell table:formula="of:=[.C12]*PI()" office:value-type="float" office:value="0.508962746831575" calcext:value-type="float">
            <text:p>0.5090</text:p>
          </table:table-cell>
          <table:table-cell table:formula="of:=[.B12]/[.B13]" office:value-type="float" office:value="1.12278308321965" calcext:value-type="float">
            <text:p>1.12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665" calcext:value-type="float">
            <text:p>3.665</text:p>
          </table:table-cell>
          <table:table-cell table:formula="of:=[.B13]/25.4" office:value-type="float" office:value="0.144291338582677" calcext:value-type="float">
            <text:p>0.1443</text:p>
          </table:table-cell>
          <table:table-cell table:formula="of:=PI()*([.B13]/2)^2" office:value-type="float" office:value="10.5496448453413" calcext:value-type="float">
            <text:p>10.5496</text:p>
          </table:table-cell>
          <table:table-cell table:formula="of:=PI()*([.C13]/2)^2" office:value-type="float" office:value="0.0163519822142434" calcext:value-type="float">
            <text:p>0.016352</text:p>
          </table:table-cell>
          <table:table-cell table:formula="of:=[.B13]*PI()" office:value-type="float" office:value="11.5139370754066" calcext:value-type="float">
            <text:p>11.5139</text:p>
          </table:table-cell>
          <table:table-cell table:formula="of:=[.C13]*PI()" office:value-type="float" office:value="0.453304609267976" calcext:value-type="float">
            <text:p>0.4533</text:p>
          </table:table-cell>
          <table:table-cell table:formula="of:=[.B13]/[.B14]" office:value-type="float" office:value="1.12285539215686" calcext:value-type="float">
            <text:p>1.1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64" calcext:value-type="float">
            <text:p>3.264</text:p>
          </table:table-cell>
          <table:table-cell table:formula="of:=[.B14]/25.4" office:value-type="float" office:value="0.128503937007874" calcext:value-type="float">
            <text:p>0.1285</text:p>
          </table:table-cell>
          <table:table-cell table:formula="of:=PI()*([.B14]/2)^2" office:value-type="float" office:value="8.36739327179474" calcext:value-type="float">
            <text:p>8.3674</text:p>
          </table:table-cell>
          <table:table-cell table:formula="of:=PI()*([.C14]/2)^2" office:value-type="float" office:value="0.0129694855102529" calcext:value-type="float">
            <text:p>0.012969</text:p>
          </table:table-cell>
          <table:table-cell table:formula="of:=[.B14]*PI()" office:value-type="float" office:value="10.2541584213171" calcext:value-type="float">
            <text:p>10.2542</text:p>
          </table:table-cell>
          <table:table-cell table:formula="of:=[.C14]*PI()" office:value-type="float" office:value="0.403707024461303" calcext:value-type="float">
            <text:p>0.4037</text:p>
          </table:table-cell>
          <table:table-cell table:formula="of:=[.B14]/[.B15]" office:value-type="float" office:value="1.12319339298004" calcext:value-type="float">
            <text:p>1.1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06" calcext:value-type="float">
            <text:p>2.906</text:p>
          </table:table-cell>
          <table:table-cell table:formula="of:=[.B15]/25.4" office:value-type="float" office:value="0.114409448818898" calcext:value-type="float">
            <text:p>0.1144</text:p>
          </table:table-cell>
          <table:table-cell table:formula="of:=PI()*([.B15]/2)^2" office:value-type="float" office:value="6.63255868459265" calcext:value-type="float">
            <text:p>6.6326</text:p>
          </table:table-cell>
          <table:table-cell table:formula="of:=PI()*([.C15]/2)^2" office:value-type="float" office:value="0.0102804865220917" calcext:value-type="float">
            <text:p>0.010280</text:p>
          </table:table-cell>
          <table:table-cell table:formula="of:=[.B15]*PI()" office:value-type="float" office:value="9.12946825133194" calcext:value-type="float">
            <text:p>9.1295</text:p>
          </table:table-cell>
          <table:table-cell table:formula="of:=[.C15]*PI()" office:value-type="float" office:value="0.359427883910706" calcext:value-type="float">
            <text:p>0.3594</text:p>
          </table:table-cell>
          <table:table-cell table:formula="of:=[.B15]/[.B16]" office:value-type="float" office:value="1.12287480680062" calcext:value-type="float">
            <text:p>1.12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88" calcext:value-type="float">
            <text:p>2.588</text:p>
          </table:table-cell>
          <table:table-cell table:formula="of:=[.B16]/25.4" office:value-type="float" office:value="0.101889763779528" calcext:value-type="float">
            <text:p>0.1019</text:p>
          </table:table-cell>
          <table:table-cell table:formula="of:=PI()*([.B16]/2)^2" office:value-type="float" office:value="5.26039583650628" calcext:value-type="float">
            <text:p>5.2604</text:p>
          </table:table-cell>
          <table:table-cell table:formula="of:=PI()*([.C16]/2)^2" office:value-type="float" office:value="0.00815362985384444" calcext:value-type="float">
            <text:p>0.008154</text:p>
          </table:table-cell>
          <table:table-cell table:formula="of:=[.B16]*PI()" office:value-type="float" office:value="8.13044178749039" calcext:value-type="float">
            <text:p>8.1304</text:p>
          </table:table-cell>
          <table:table-cell table:formula="of:=[.C16]*PI()" office:value-type="float" office:value="0.320096133365763" calcext:value-type="float">
            <text:p>0.3201</text:p>
          </table:table-cell>
          <table:table-cell table:formula="of:=[.B16]/[.B17]" office:value-type="float" office:value="1.12277657266811" calcext:value-type="float">
            <text:p>1.1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05" calcext:value-type="float">
            <text:p>2.305</text:p>
          </table:table-cell>
          <table:table-cell table:formula="of:=[.B17]/25.4" office:value-type="float" office:value="0.090748031496063" calcext:value-type="float">
            <text:p>0.0907</text:p>
          </table:table-cell>
          <table:table-cell table:formula="of:=PI()*([.B17]/2)^2" office:value-type="float" office:value="4.17284007708473" calcext:value-type="float">
            <text:p>4.1728</text:p>
          </table:table-cell>
          <table:table-cell table:formula="of:=PI()*([.C17]/2)^2" office:value-type="float" office:value="0.00646791505531144" calcext:value-type="float">
            <text:p>0.006468</text:p>
          </table:table-cell>
          <table:table-cell table:formula="of:=[.B17]*PI()" office:value-type="float" office:value="7.24137106652447" calcext:value-type="float">
            <text:p>7.2414</text:p>
          </table:table-cell>
          <table:table-cell table:formula="of:=[.C17]*PI()" office:value-type="float" office:value="0.285093349075767" calcext:value-type="float">
            <text:p>0.2851</text:p>
          </table:table-cell>
          <table:table-cell table:formula="of:=[.B17]/[.B18]" office:value-type="float" office:value="1.12274719922065" calcext:value-type="float">
            <text:p>1.12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53" calcext:value-type="float">
            <text:p>2.053</text:p>
          </table:table-cell>
          <table:table-cell table:formula="of:=[.B18]/25.4" office:value-type="float" office:value="0.0808267716535433" calcext:value-type="float">
            <text:p>0.0808</text:p>
          </table:table-cell>
          <table:table-cell table:formula="of:=PI()*([.B18]/2)^2" office:value-type="float" office:value="3.31030324767104" calcext:value-type="float">
            <text:p>3.3103</text:p>
          </table:table-cell>
          <table:table-cell table:formula="of:=PI()*([.C18]/2)^2" office:value-type="float" office:value="0.0051309802958507" calcext:value-type="float">
            <text:p>0.005131</text:p>
          </table:table-cell>
          <table:table-cell table:formula="of:=[.B18]*PI()" office:value-type="float" office:value="6.44968971781985" calcext:value-type="float">
            <text:p>6.4497</text:p>
          </table:table-cell>
          <table:table-cell table:formula="of:=[.C18]*PI()" office:value-type="float" office:value="0.253924792040151" calcext:value-type="float">
            <text:p>0.2539</text:p>
          </table:table-cell>
          <table:table-cell table:formula="of:=[.B18]/[.B19]" office:value-type="float" office:value="1.12308533916849" calcext:value-type="float">
            <text:p>1.12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28" calcext:value-type="float">
            <text:p>1.828</text:p>
          </table:table-cell>
          <table:table-cell table:formula="of:=[.B19]/25.4" office:value-type="float" office:value="0.0719685039370079" calcext:value-type="float">
            <text:p>0.0720</text:p>
          </table:table-cell>
          <table:table-cell table:formula="of:=PI()*([.B19]/2)^2" office:value-type="float" office:value="2.6244739364383" calcext:value-type="float">
            <text:p>2.6245</text:p>
          </table:table-cell>
          <table:table-cell table:formula="of:=PI()*([.C19]/2)^2" office:value-type="float" office:value="0.00406794273736484" calcext:value-type="float">
            <text:p>0.004068</text:p>
          </table:table-cell>
          <table:table-cell table:formula="of:=[.B19]*PI()" office:value-type="float" office:value="5.74283137076214" calcext:value-type="float">
            <text:p>5.7428</text:p>
          </table:table-cell>
          <table:table-cell table:formula="of:=[.C19]*PI()" office:value-type="float" office:value="0.226095723258352" calcext:value-type="float">
            <text:p>0.2261</text:p>
          </table:table-cell>
          <table:table-cell table:formula="of:=[.B19]/[.B20]" office:value-type="float" office:value="1.12285012285012" calcext:value-type="float">
            <text:p>1.1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28" calcext:value-type="float">
            <text:p>1.628</text:p>
          </table:table-cell>
          <table:table-cell table:formula="of:=[.B20]/25.4" office:value-type="float" office:value="0.0640944881889764" calcext:value-type="float">
            <text:p>0.0641</text:p>
          </table:table-cell>
          <table:table-cell table:formula="of:=PI()*([.B20]/2)^2" office:value-type="float" office:value="2.08160672589798" calcext:value-type="float">
            <text:p>2.0816</text:p>
          </table:table-cell>
          <table:table-cell table:formula="of:=PI()*([.C20]/2)^2" office:value-type="float" office:value="0.00322649687813563" calcext:value-type="float">
            <text:p>0.003226</text:p>
          </table:table-cell>
          <table:table-cell table:formula="of:=[.B20]*PI()" office:value-type="float" office:value="5.11451284004418" calcext:value-type="float">
            <text:p>5.1145</text:p>
          </table:table-cell>
          <table:table-cell table:formula="of:=[.C20]*PI()" office:value-type="float" office:value="0.201358773230086" calcext:value-type="float">
            <text:p>0.2014</text:p>
          </table:table-cell>
          <table:table-cell table:formula="of:=[.B20]/[.B21]" office:value-type="float" office:value="1.12275862068966" calcext:value-type="float">
            <text:p>1.1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0</text:p>
          </table:table-cell>
          <table:table-cell table:formula="of:=[.B21]/25.4" office:value-type="float" office:value="0.0570866141732284" calcext:value-type="float">
            <text:p>0.0571</text:p>
          </table:table-cell>
          <table:table-cell table:formula="of:=PI()*([.B21]/2)^2" office:value-type="float" office:value="1.65129963854314" calcext:value-type="float">
            <text:p>1.6513</text:p>
          </table:table-cell>
          <table:table-cell table:formula="of:=PI()*([.C21]/2)^2" office:value-type="float" office:value="0.00255951955878098" calcext:value-type="float">
            <text:p>0.002560</text:p>
          </table:table-cell>
          <table:table-cell table:formula="of:=[.B21]*PI()" office:value-type="float" office:value="4.5553093477052" calcext:value-type="float">
            <text:p>4.5553</text:p>
          </table:table-cell>
          <table:table-cell table:formula="of:=[.C21]*PI()" office:value-type="float" office:value="0.179342887704929" calcext:value-type="float">
            <text:p>0.1793</text:p>
          </table:table-cell>
          <table:table-cell table:formula="of:=[.B21]/[.B22]" office:value-type="float" office:value="1.12316034082107" calcext:value-type="float">
            <text:p>1.1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91" calcext:value-type="float">
            <text:p>1.291</text:p>
          </table:table-cell>
          <table:table-cell table:formula="of:=[.B22]/25.4" office:value-type="float" office:value="0.0508267716535433" calcext:value-type="float">
            <text:p>0.0508</text:p>
          </table:table-cell>
          <table:table-cell table:formula="of:=PI()*([.B22]/2)^2" office:value-type="float" office:value="1.30900819636942" calcext:value-type="float">
            <text:p>1.3090</text:p>
          </table:table-cell>
          <table:table-cell table:formula="of:=PI()*([.C22]/2)^2" office:value-type="float" office:value="0.00202896676230613" calcext:value-type="float">
            <text:p>0.002029</text:p>
          </table:table-cell>
          <table:table-cell table:formula="of:=[.B22]*PI()" office:value-type="float" office:value="4.05579611578442" calcext:value-type="float">
            <text:p>4.0558</text:p>
          </table:table-cell>
          <table:table-cell table:formula="of:=[.C22]*PI()" office:value-type="float" office:value="0.159677012432458" calcext:value-type="float">
            <text:p>0.1597</text:p>
          </table:table-cell>
          <table:table-cell table:formula="of:=[.B22]/[.B23]" office:value-type="float" office:value="1.12260869565217" calcext:value-type="float">
            <text:p>1.12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5" calcext:value-type="float">
            <text:p>1.150</text:p>
          </table:table-cell>
          <table:table-cell table:formula="of:=[.B23]/25.4" office:value-type="float" office:value="0.0452755905511811" calcext:value-type="float">
            <text:p>0.0453</text:p>
          </table:table-cell>
          <table:table-cell table:formula="of:=PI()*([.B23]/2)^2" office:value-type="float" office:value="1.03868907109313" calcext:value-type="float">
            <text:p>1.0387</text:p>
          </table:table-cell>
          <table:table-cell table:formula="of:=PI()*([.C23]/2)^2" office:value-type="float" office:value="0.0016099712801369" calcext:value-type="float">
            <text:p>0.001610</text:p>
          </table:table-cell>
          <table:table-cell table:formula="of:=[.B23]*PI()" office:value-type="float" office:value="3.61283155162826" calcext:value-type="float">
            <text:p>3.6128</text:p>
          </table:table-cell>
          <table:table-cell table:formula="of:=[.C23]*PI()" office:value-type="float" office:value="0.14223746266253" calcext:value-type="float">
            <text:p>0.1422</text:p>
          </table:table-cell>
          <table:table-cell table:formula="of:=[.B23]/[.B24]" office:value-type="float" office:value="1.123046875" calcext:value-type="float">
            <text:p>1.12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24" calcext:value-type="float">
            <text:p>1.024</text:p>
          </table:table-cell>
          <table:table-cell table:formula="of:=[.B24]/25.4" office:value-type="float" office:value="0.0403149606299213" calcext:value-type="float">
            <text:p>0.0403</text:p>
          </table:table-cell>
          <table:table-cell table:formula="of:=PI()*([.B24]/2)^2" office:value-type="float" office:value="0.823549664582643" calcext:value-type="float">
            <text:p>0.8235</text:p>
          </table:table-cell>
          <table:table-cell table:formula="of:=PI()*([.C24]/2)^2" office:value-type="float" office:value="0.00127650453311216" calcext:value-type="float">
            <text:p>0.001277</text:p>
          </table:table-cell>
          <table:table-cell table:formula="of:=[.B24]*PI()" office:value-type="float" office:value="3.21699087727595" calcext:value-type="float">
            <text:p>3.2170</text:p>
          </table:table-cell>
          <table:table-cell table:formula="of:=[.C24]*PI()" office:value-type="float" office:value="0.126653184144722" calcext:value-type="float">
            <text:p>0.1267</text:p>
          </table:table-cell>
          <table:table-cell table:formula="of:=[.B24]/[.B25]" office:value-type="float" office:value="1.12280701754386" calcext:value-type="float">
            <text:p>1.12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12" calcext:value-type="float">
            <text:p>0.912</text:p>
          </table:table-cell>
          <table:table-cell table:formula="of:=[.B25]/25.4" office:value-type="float" office:value="0.0359055118110236" calcext:value-type="float">
            <text:p>0.0359</text:p>
          </table:table-cell>
          <table:table-cell table:formula="of:=PI()*([.B25]/2)^2" office:value-type="float" office:value="0.653250210016847" calcext:value-type="float">
            <text:p>0.6533</text:p>
          </table:table-cell>
          <table:table-cell table:formula="of:=PI()*([.C25]/2)^2" office:value-type="float" office:value="0.00101253985060581" calcext:value-type="float">
            <text:p>0.001013</text:p>
          </table:table-cell>
          <table:table-cell table:formula="of:=[.B25]*PI()" office:value-type="float" office:value="2.86513250007389" calcext:value-type="float">
            <text:p>2.8651</text:p>
          </table:table-cell>
          <table:table-cell table:formula="of:=[.C25]*PI()" office:value-type="float" office:value="0.112800492128893" calcext:value-type="float">
            <text:p>0.1128</text:p>
          </table:table-cell>
          <table:table-cell table:formula="of:=[.B25]/[.B26]" office:value-type="float" office:value="1.12315270935961" calcext:value-type="float">
            <text:p>1.12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2" calcext:value-type="float">
            <text:p>0.812</text:p>
          </table:table-cell>
          <table:table-cell table:formula="of:=[.B26]/25.4" office:value-type="float" office:value="0.0319685039370079" calcext:value-type="float">
            <text:p>0.0320</text:p>
          </table:table-cell>
          <table:table-cell table:formula="of:=PI()*([.B26]/2)^2" office:value-type="float" office:value="0.517847566647127" calcext:value-type="float">
            <text:p>0.5178</text:p>
          </table:table-cell>
          <table:table-cell table:formula="of:=PI()*([.C26]/2)^2" office:value-type="float" office:value="0.000802665333633714" calcext:value-type="float">
            <text:p>0.000803</text:p>
          </table:table-cell>
          <table:table-cell table:formula="of:=[.B26]*PI()" office:value-type="float" office:value="2.55097323471491" calcext:value-type="float">
            <text:p>2.5510</text:p>
          </table:table-cell>
          <table:table-cell table:formula="of:=[.C26]*PI()" office:value-type="float" office:value="0.10043201711476" calcext:value-type="float">
            <text:p>0.1004</text:p>
          </table:table-cell>
          <table:table-cell table:formula="of:=[.B26]/[.B27]" office:value-type="float" office:value="1.12309820193638" calcext:value-type="float">
            <text:p>1.12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23" calcext:value-type="float">
            <text:p>0.723</text:p>
          </table:table-cell>
          <table:table-cell table:formula="of:=[.B27]/25.4" office:value-type="float" office:value="0.0284645669291339" calcext:value-type="float">
            <text:p>0.0285</text:p>
          </table:table-cell>
          <table:table-cell table:formula="of:=PI()*([.B27]/2)^2" office:value-type="float" office:value="0.410550396554585" calcext:value-type="float">
            <text:p>0.4106</text:p>
          </table:table-cell>
          <table:table-cell table:formula="of:=PI()*([.C27]/2)^2" office:value-type="float" office:value="0.000636354387368381" calcext:value-type="float">
            <text:p>0.000636</text:p>
          </table:table-cell>
          <table:table-cell table:formula="of:=[.B27]*PI()" office:value-type="float" office:value="2.27137148854542" calcext:value-type="float">
            <text:p>2.2714</text:p>
          </table:table-cell>
          <table:table-cell table:formula="of:=[.C27]*PI()" office:value-type="float" office:value="0.0894240743521819" calcext:value-type="float">
            <text:p>0.0894</text:p>
          </table:table-cell>
          <table:table-cell table:formula="of:=[.B27]/[.B28]" office:value-type="float" office:value="1.12267080745342" calcext:value-type="float">
            <text:p>1.12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44" calcext:value-type="float">
            <text:p>0.644</text:p>
          </table:table-cell>
          <table:table-cell table:formula="of:=[.B28]/25.4" office:value-type="float" office:value="0.0253543307086614" calcext:value-type="float">
            <text:p>0.0254</text:p>
          </table:table-cell>
          <table:table-cell table:formula="of:=PI()*([.B28]/2)^2" office:value-type="float" office:value="0.325732892694804" calcext:value-type="float">
            <text:p>0.3257</text:p>
          </table:table-cell>
          <table:table-cell table:formula="of:=PI()*([.C28]/2)^2" office:value-type="float" office:value="0.000504886993450933" calcext:value-type="float">
            <text:p>0.000505</text:p>
          </table:table-cell>
          <table:table-cell table:formula="of:=[.B28]*PI()" office:value-type="float" office:value="2.02318566891183" calcext:value-type="float">
            <text:p>2.0232</text:p>
          </table:table-cell>
          <table:table-cell table:formula="of:=[.C28]*PI()" office:value-type="float" office:value="0.0796529790910168" calcext:value-type="float">
            <text:p>0.0797</text:p>
          </table:table-cell>
          <table:table-cell table:formula="of:=[.B28]/[.B29]" office:value-type="float" office:value="1.1239092495637" calcext:value-type="float">
            <text:p>1.12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73" calcext:value-type="float">
            <text:p>0.573</text:p>
          </table:table-cell>
          <table:table-cell table:formula="of:=[.B29]/25.4" office:value-type="float" office:value="0.0225590551181102" calcext:value-type="float">
            <text:p>0.0226</text:p>
          </table:table-cell>
          <table:table-cell table:formula="of:=PI()*([.B29]/2)^2" office:value-type="float" office:value="0.257868993590121" calcext:value-type="float">
            <text:p>0.2579</text:p>
          </table:table-cell>
          <table:table-cell table:formula="of:=PI()*([.C29]/2)^2" office:value-type="float" office:value="0.000399697739460166" calcext:value-type="float">
            <text:p>0.000400</text:p>
          </table:table-cell>
          <table:table-cell table:formula="of:=[.B29]*PI()" office:value-type="float" office:value="1.80013259050695" calcext:value-type="float">
            <text:p>1.8001</text:p>
          </table:table-cell>
          <table:table-cell table:formula="of:=[.C29]*PI()" office:value-type="float" office:value="0.0708713618309823" calcext:value-type="float">
            <text:p>0.0709</text:p>
          </table:table-cell>
          <table:table-cell table:formula="of:=[.B29]/[.B30]" office:value-type="float" office:value="1.12133072407045" calcext:value-type="float">
            <text:p>1.12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11" calcext:value-type="float">
            <text:p>0.511</text:p>
          </table:table-cell>
          <table:table-cell table:formula="of:=[.B30]/25.4" office:value-type="float" office:value="0.0201181102362205" calcext:value-type="float">
            <text:p>0.0201</text:p>
          </table:table-cell>
          <table:table-cell table:formula="of:=PI()*([.B30]/2)^2" office:value-type="float" office:value="0.205083953824505" calcext:value-type="float">
            <text:p>0.2051</text:p>
          </table:table-cell>
          <table:table-cell table:formula="of:=PI()*([.C30]/2)^2" office:value-type="float" office:value="0.000317880764189511" calcext:value-type="float">
            <text:p>0.000318</text:p>
          </table:table-cell>
          <table:table-cell table:formula="of:=[.B30]*PI()" office:value-type="float" office:value="1.60535384598438" calcext:value-type="float">
            <text:p>1.6054</text:p>
          </table:table-cell>
          <table:table-cell table:formula="of:=[.C30]*PI()" office:value-type="float" office:value="0.0632029073222199" calcext:value-type="float">
            <text:p>0.0632</text:p>
          </table:table-cell>
          <table:table-cell table:formula="of:=[.B30]/[.B31]" office:value-type="float" office:value="1.12307692307692" calcext:value-type="float">
            <text:p>1.12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55" calcext:value-type="float">
            <text:p>0.455</text:p>
          </table:table-cell>
          <table:table-cell table:formula="of:=[.B31]/25.4" office:value-type="float" office:value="0.0179133858267717" calcext:value-type="float">
            <text:p>0.0179</text:p>
          </table:table-cell>
          <table:table-cell table:formula="of:=PI()*([.B31]/2)^2" office:value-type="float" office:value="0.162597054777357" calcext:value-type="float">
            <text:p>0.1626</text:p>
          </table:table-cell>
          <table:table-cell table:formula="of:=PI()*([.C31]/2)^2" office:value-type="float" office:value="0.000252025938956781" calcext:value-type="float">
            <text:p>0.000252</text:p>
          </table:table-cell>
          <table:table-cell table:formula="of:=[.B31]*PI()" office:value-type="float" office:value="1.42942465738336" calcext:value-type="float">
            <text:p>1.4294</text:p>
          </table:table-cell>
          <table:table-cell table:formula="of:=[.C31]*PI()" office:value-type="float" office:value="0.0562765613143054" calcext:value-type="float">
            <text:p>0.0563</text:p>
          </table:table-cell>
          <table:table-cell table:formula="of:=[.B31]/[.B32]" office:value-type="float" office:value="1.12345679012346" calcext:value-type="float">
            <text:p>1.12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05" calcext:value-type="float">
            <text:p>0.405</text:p>
          </table:table-cell>
          <table:table-cell table:formula="of:=[.B32]/25.4" office:value-type="float" office:value="0.0159448818897638" calcext:value-type="float">
            <text:p>0.0159</text:p>
          </table:table-cell>
          <table:table-cell table:formula="of:=PI()*([.B32]/2)^2" office:value-type="float" office:value="0.128824933751266" calcext:value-type="float">
            <text:p>0.1288</text:p>
          </table:table-cell>
          <table:table-cell table:formula="of:=PI()*([.C32]/2)^2" office:value-type="float" office:value="0.000199679046672556" calcext:value-type="float">
            <text:p>0.000200</text:p>
          </table:table-cell>
          <table:table-cell table:formula="of:=[.B32]*PI()" office:value-type="float" office:value="1.27234502470387" calcext:value-type="float">
            <text:p>1.2723</text:p>
          </table:table-cell>
          <table:table-cell table:formula="of:=[.C32]*PI()" office:value-type="float" office:value="0.0500923238072388" calcext:value-type="float">
            <text:p>0.0501</text:p>
          </table:table-cell>
          <table:table-cell table:formula="of:=[.B32]/[.B33]" office:value-type="float" office:value="1.1218836565097" calcext:value-type="float">
            <text:p>1.12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61" calcext:value-type="float">
            <text:p>0.361</text:p>
          </table:table-cell>
          <table:table-cell table:formula="of:=[.B33]/25.4" office:value-type="float" office:value="0.0142125984251969" calcext:value-type="float">
            <text:p>0.0142</text:p>
          </table:table-cell>
          <table:table-cell table:formula="of:=PI()*([.B33]/2)^2" office:value-type="float" office:value="0.102353874052119" calcext:value-type="float">
            <text:p>0.1024</text:p>
          </table:table-cell>
          <table:table-cell table:formula="of:=PI()*([.C33]/2)^2" office:value-type="float" office:value="0.000158648822078428" calcext:value-type="float">
            <text:p>0.000159</text:p>
          </table:table-cell>
          <table:table-cell table:formula="of:=[.B33]*PI()" office:value-type="float" office:value="1.13411494794592" calcext:value-type="float">
            <text:p>1.1341</text:p>
          </table:table-cell>
          <table:table-cell table:formula="of:=[.C33]*PI()" office:value-type="float" office:value="0.0446501948010203" calcext:value-type="float">
            <text:p>0.0447</text:p>
          </table:table-cell>
          <table:table-cell table:formula="of:=[.B33]/[.B34]" office:value-type="float" office:value="1.12461059190031" calcext:value-type="float">
            <text:p>1.12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21" calcext:value-type="float">
            <text:p>0.321</text:p>
          </table:table-cell>
          <table:table-cell table:formula="of:=[.B34]/25.4" office:value-type="float" office:value="0.0126377952755906" calcext:value-type="float">
            <text:p>0.0126</text:p>
          </table:table-cell>
          <table:table-cell table:formula="of:=PI()*([.B34]/2)^2" office:value-type="float" office:value="0.0809282121546365" calcext:value-type="float">
            <text:p>0.0809</text:p>
          </table:table-cell>
          <table:table-cell table:formula="of:=PI()*([.C34]/2)^2" office:value-type="float" office:value="0.000125438979717646" calcext:value-type="float">
            <text:p>0.000125</text:p>
          </table:table-cell>
          <table:table-cell table:formula="of:=[.B34]*PI()" office:value-type="float" office:value="1.00845124180232" calcext:value-type="float">
            <text:p>1.0085</text:p>
          </table:table-cell>
          <table:table-cell table:formula="of:=[.C34]*PI()" office:value-type="float" office:value="0.0397028047953671" calcext:value-type="float">
            <text:p>0.0397</text:p>
          </table:table-cell>
          <table:table-cell table:formula="of:=[.B34]/[.B35]" office:value-type="float" office:value="1.12237762237762" calcext:value-type="float">
            <text:p>1.12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6" calcext:value-type="float">
            <text:p>0.286</text:p>
          </table:table-cell>
          <table:table-cell table:formula="of:=[.B35]/25.4" office:value-type="float" office:value="0.011259842519685" calcext:value-type="float">
            <text:p>0.0113</text:p>
          </table:table-cell>
          <table:table-cell table:formula="of:=PI()*([.B35]/2)^2" office:value-type="float" office:value="0.0642424281732577" calcext:value-type="float">
            <text:p>0.0642</text:p>
          </table:table-cell>
          <table:table-cell table:formula="of:=PI()*([.C35]/2)^2" office:value-type="float" office:value="0.0000995759628204751" calcext:value-type="float">
            <text:p>0.000100</text:p>
          </table:table-cell>
          <table:table-cell table:formula="of:=[.B35]*PI()" office:value-type="float" office:value="0.898495498926681" calcext:value-type="float">
            <text:p>0.8985</text:p>
          </table:table-cell>
          <table:table-cell table:formula="of:=[.C35]*PI()" office:value-type="float" office:value="0.0353738385404205" calcext:value-type="float">
            <text:p>0.0354</text:p>
          </table:table-cell>
          <table:table-cell table:formula="of:=[.B35]/[.B36]" office:value-type="float" office:value="1.12156862745098" calcext:value-type="float">
            <text:p>1.12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5" calcext:value-type="float">
            <text:p>0.255</text:p>
          </table:table-cell>
          <table:table-cell table:formula="of:=[.B36]/25.4" office:value-type="float" office:value="0.0100393700787402" calcext:value-type="float">
            <text:p>0.0100</text:p>
          </table:table-cell>
          <table:table-cell table:formula="of:=PI()*([.B36]/2)^2" office:value-type="float" office:value="0.0510705155749191" calcext:value-type="float">
            <text:p>0.0511</text:p>
          </table:table-cell>
          <table:table-cell table:formula="of:=PI()*([.C36]/2)^2" office:value-type="float" office:value="0.0000791594574600395" calcext:value-type="float">
            <text:p>0.000079</text:p>
          </table:table-cell>
          <table:table-cell table:formula="of:=[.B36]*PI()" office:value-type="float" office:value="0.801106126665397" calcext:value-type="float">
            <text:p>0.8011</text:p>
          </table:table-cell>
          <table:table-cell table:formula="of:=[.C36]*PI()" office:value-type="float" office:value="0.0315396112860393" calcext:value-type="float">
            <text:p>0.0315</text:p>
          </table:table-cell>
          <table:table-cell table:formula="of:=[.B36]/[.B37]" office:value-type="float" office:value="1.12334801762115" calcext:value-type="float">
            <text:p>1.12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27" calcext:value-type="float">
            <text:p>0.227</text:p>
          </table:table-cell>
          <table:table-cell table:formula="of:=[.B37]/25.4" office:value-type="float" office:value="0.00893700787401575" calcext:value-type="float">
            <text:p>0.0089</text:p>
          </table:table-cell>
          <table:table-cell table:formula="of:=PI()*([.B37]/2)^2" office:value-type="float" office:value="0.0404707819617071" calcext:value-type="float">
            <text:p>0.0405</text:p>
          </table:table-cell>
          <table:table-cell table:formula="of:=PI()*([.C37]/2)^2" office:value-type="float" office:value="0.000062729837500321" calcext:value-type="float">
            <text:p>0.000063</text:p>
          </table:table-cell>
          <table:table-cell table:formula="of:=[.B37]*PI()" office:value-type="float" office:value="0.713141532364883" calcext:value-type="float">
            <text:p>0.7131</text:p>
          </table:table-cell>
          <table:table-cell table:formula="of:=[.C37]*PI()" office:value-type="float" office:value="0.028076438282082" calcext:value-type="float">
            <text:p>0.0281</text:p>
          </table:table-cell>
          <table:table-cell table:formula="of:=[.B37]/[.B38]" office:value-type="float" office:value="1.12376237623762" calcext:value-type="float">
            <text:p>1.12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02" calcext:value-type="float">
            <text:p>0.202</text:p>
          </table:table-cell>
          <table:table-cell table:formula="of:=[.B38]/25.4" office:value-type="float" office:value="0.00795275590551181" calcext:value-type="float">
            <text:p>0.0080</text:p>
          </table:table-cell>
          <table:table-cell table:formula="of:=PI()*([.B38]/2)^2" office:value-type="float" office:value="0.0320473866592695" calcext:value-type="float">
            <text:p>0.0320</text:p>
          </table:table-cell>
          <table:table-cell table:formula="of:=PI()*([.C38]/2)^2" office:value-type="float" office:value="0.000049673548668965" calcext:value-type="float">
            <text:p>0.000050</text:p>
          </table:table-cell>
          <table:table-cell table:formula="of:=[.B38]*PI()" office:value-type="float" office:value="0.634601716025138" calcext:value-type="float">
            <text:p>0.6346</text:p>
          </table:table-cell>
          <table:table-cell table:formula="of:=[.C38]*PI()" office:value-type="float" office:value="0.0249843195285487" calcext:value-type="float">
            <text:p>0.0250</text:p>
          </table:table-cell>
          <table:table-cell table:formula="of:=[.B38]/[.B39]" office:value-type="float" office:value="1.12222222222222" calcext:value-type="float">
            <text:p>1.12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8" calcext:value-type="float">
            <text:p>0.180</text:p>
          </table:table-cell>
          <table:table-cell table:formula="of:=[.B39]/25.4" office:value-type="float" office:value="0.00708661417322835" calcext:value-type="float">
            <text:p>0.0071</text:p>
          </table:table-cell>
          <table:table-cell table:formula="of:=PI()*([.B39]/2)^2" office:value-type="float" office:value="0.0254469004940773" calcext:value-type="float">
            <text:p>0.0254</text:p>
          </table:table-cell>
          <table:table-cell table:formula="of:=PI()*([.C39]/2)^2" office:value-type="float" office:value="0.0000394427746513691" calcext:value-type="float">
            <text:p>0.000039</text:p>
          </table:table-cell>
          <table:table-cell table:formula="of:=[.B39]*PI()" office:value-type="float" office:value="0.565486677646163" calcext:value-type="float">
            <text:p>0.5655</text:p>
          </table:table-cell>
          <table:table-cell table:formula="of:=[.C39]*PI()" office:value-type="float" office:value="0.0222632550254395" calcext:value-type="float">
            <text:p>0.0223</text:p>
          </table:table-cell>
          <table:table-cell table:formula="of:=[.B39]/[.B40]" office:value-type="float" office:value="1.125" calcext:value-type="float">
            <text:p>1.12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6" calcext:value-type="float">
            <text:p>0.160</text:p>
          </table:table-cell>
          <table:table-cell table:formula="of:=[.B40]/25.4" office:value-type="float" office:value="0.0062992125984252" calcext:value-type="float">
            <text:p>0.0063</text:p>
          </table:table-cell>
          <table:table-cell table:formula="of:=PI()*([.B40]/2)^2" office:value-type="float" office:value="0.0201061929829747" calcext:value-type="float">
            <text:p>0.0201</text:p>
          </table:table-cell>
          <table:table-cell table:formula="of:=PI()*([.C40]/2)^2" office:value-type="float" office:value="0.0000311646614529337" calcext:value-type="float">
            <text:p>0.000031</text:p>
          </table:table-cell>
          <table:table-cell table:formula="of:=[.B40]*PI()" office:value-type="float" office:value="0.502654824574367" calcext:value-type="float">
            <text:p>0.5027</text:p>
          </table:table-cell>
          <table:table-cell table:formula="of:=[.C40]*PI()" office:value-type="float" office:value="0.0197895600226129" calcext:value-type="float">
            <text:p>0.0198</text:p>
          </table:table-cell>
          <table:table-cell table:formula="of:=[.B40]/[.B41]" office:value-type="float" office:value="1.11888111888112" calcext:value-type="float">
            <text:p>1.11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43" calcext:value-type="float">
            <text:p>0.143</text:p>
          </table:table-cell>
          <table:table-cell table:formula="of:=[.B41]/25.4" office:value-type="float" office:value="0.00562992125984252" calcext:value-type="float">
            <text:p>0.0056</text:p>
          </table:table-cell>
          <table:table-cell table:formula="of:=PI()*([.B41]/2)^2" office:value-type="float" office:value="0.0160606070433144" calcext:value-type="float">
            <text:p>0.0161</text:p>
          </table:table-cell>
          <table:table-cell table:formula="of:=PI()*([.C41]/2)^2" office:value-type="float" office:value="0.0000248939907051188" calcext:value-type="float">
            <text:p>0.000025</text:p>
          </table:table-cell>
          <table:table-cell table:formula="of:=[.B41]*PI()" office:value-type="float" office:value="0.44924774946334" calcext:value-type="float">
            <text:p>0.4492</text:p>
          </table:table-cell>
          <table:table-cell table:formula="of:=[.C41]*PI()" office:value-type="float" office:value="0.0176869192702103" calcext:value-type="float">
            <text:p>0.0177</text:p>
          </table:table-cell>
          <table:table-cell table:formula="of:=[.B41]/[.B42]" office:value-type="float" office:value="1.1259842519685" calcext:value-type="float">
            <text:p>1.12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7" calcext:value-type="float">
            <text:p>0.127</text:p>
          </table:table-cell>
          <table:table-cell table:formula="of:=[.B42]/25.4" office:value-type="float" office:value="0.005" calcext:value-type="float">
            <text:p>0.0050</text:p>
          </table:table-cell>
          <table:table-cell table:formula="of:=PI()*([.B42]/2)^2" office:value-type="float" office:value="0.0126676869774374" calcext:value-type="float">
            <text:p>0.0127</text:p>
          </table:table-cell>
          <table:table-cell table:formula="of:=PI()*([.C42]/2)^2" office:value-type="float" office:value="0.0000196349540849362" calcext:value-type="float">
            <text:p>0.000020</text:p>
          </table:table-cell>
          <table:table-cell table:formula="of:=[.B42]*PI()" office:value-type="float" office:value="0.398982267005904" calcext:value-type="float">
            <text:p>0.3990</text:p>
          </table:table-cell>
          <table:table-cell table:formula="of:=[.C42]*PI()" office:value-type="float" office:value="0.015707963267949" calcext:value-type="float">
            <text:p>0.0157</text:p>
          </table:table-cell>
          <table:table-cell table:formula="of:=[.B42]/[.B43]" office:value-type="float" office:value="1.12389380530973" calcext:value-type="float">
            <text:p>1.12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3" calcext:value-type="float">
            <text:p>0.113</text:p>
          </table:table-cell>
          <table:table-cell table:formula="of:=[.B43]/25.4" office:value-type="float" office:value="0.0044488188976378" calcext:value-type="float">
            <text:p>0.0044</text:p>
          </table:table-cell>
          <table:table-cell table:formula="of:=PI()*([.B43]/2)^2" office:value-type="float" office:value="0.010028749148422" calcext:value-type="float">
            <text:p>0.0100</text:p>
          </table:table-cell>
          <table:table-cell table:formula="of:=PI()*([.C43]/2)^2" office:value-type="float" office:value="0.0000155445922692387" calcext:value-type="float">
            <text:p>0.000016</text:p>
          </table:table-cell>
          <table:table-cell table:formula="of:=[.B43]*PI()" office:value-type="float" office:value="0.354999969855647" calcext:value-type="float">
            <text:p>0.3550</text:p>
          </table:table-cell>
          <table:table-cell table:formula="of:=[.C43]*PI()" office:value-type="float" office:value="0.0139763767659703" calcext:value-type="float">
            <text:p>0.0140</text:p>
          </table:table-cell>
          <table:table-cell table:formula="of:=[.B43]/[.B44]" office:value-type="float" office:value="1.11881188118812" calcext:value-type="float">
            <text:p>1.11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01" calcext:value-type="float">
            <text:p>0.101</text:p>
          </table:table-cell>
          <table:table-cell table:formula="of:=[.B44]/25.4" office:value-type="float" office:value="0.00397637795275591" calcext:value-type="float">
            <text:p>0.0040</text:p>
          </table:table-cell>
          <table:table-cell table:formula="of:=PI()*([.B44]/2)^2" office:value-type="float" office:value="0.00801184666481737" calcext:value-type="float">
            <text:p>0.0080</text:p>
          </table:table-cell>
          <table:table-cell table:formula="of:=PI()*([.C44]/2)^2" office:value-type="float" office:value="0.0000124183871672413" calcext:value-type="float">
            <text:p>0.000012</text:p>
          </table:table-cell>
          <table:table-cell table:formula="of:=[.B44]*PI()" office:value-type="float" office:value="0.317300858012569" calcext:value-type="float">
            <text:p>0.3173</text:p>
          </table:table-cell>
          <table:table-cell table:formula="of:=[.C44]*PI()" office:value-type="float" office:value="0.0124921597642744" calcext:value-type="float">
            <text:p>0.0125</text:p>
          </table:table-cell>
          <table:table-cell table:formula="of:=[.B44]/[.B45]" office:value-type="float" office:value="1.12597547380156" calcext:value-type="float">
            <text:p>1.12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0.0897" calcext:value-type="float">
            <text:p>0.0897</text:p>
          </table:table-cell>
          <table:table-cell table:formula="of:=[.B45]/25.4" office:value-type="float" office:value="0.00353149606299213" calcext:value-type="float">
            <text:p>0.0035</text:p>
          </table:table-cell>
          <table:table-cell table:formula="of:=PI()*([.B45]/2)^2" office:value-type="float" office:value="0.00631938430853058" calcext:value-type="float">
            <text:p>0.0063</text:p>
          </table:table-cell>
          <table:table-cell table:formula="of:=PI()*([.C45]/2)^2" office:value-type="float" office:value="0.00000979506526835293" calcext:value-type="float">
            <text:p>0.000010</text:p>
          </table:table-cell>
          <table:table-cell table:formula="of:=[.B45]*PI()" office:value-type="float" office:value="0.281800861027004" calcext:value-type="float">
            <text:p>0.2818</text:p>
          </table:table-cell>
          <table:table-cell table:formula="of:=[.C45]*PI()" office:value-type="float" office:value="0.0110945220876773" calcext:value-type="float">
            <text:p>0.0111</text:p>
          </table:table-cell>
          <table:table-cell table:formula="of:=[.B45]/[.B46]" office:value-type="float" office:value="1.12265331664581" calcext:value-type="float">
            <text:p>1.12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.0799" calcext:value-type="float">
            <text:p>0.0799</text:p>
          </table:table-cell>
          <table:table-cell table:formula="of:=[.B46]/25.4" office:value-type="float" office:value="0.00314566929133858" calcext:value-type="float">
            <text:p>0.0031</text:p>
          </table:table-cell>
          <table:table-cell table:formula="of:=PI()*([.B46]/2)^2" office:value-type="float" office:value="0.00501398972911094" calcext:value-type="float">
            <text:p>0.0050</text:p>
          </table:table-cell>
          <table:table-cell table:formula="of:=PI()*([.C46]/2)^2" office:value-type="float" office:value="0.00000777169962352121" calcext:value-type="float">
            <text:p>0.000008</text:p>
          </table:table-cell>
          <table:table-cell table:formula="of:=[.B46]*PI()" office:value-type="float" office:value="0.251013253021824" calcext:value-type="float">
            <text:p>0.2510</text:p>
          </table:table-cell>
          <table:table-cell table:formula="of:=[.C46]*PI()" office:value-type="float" office:value="0.0098824115362923" calcext:value-type="float">
            <text:p>0.0099</text:p>
          </table:table-cell>
          <table:table-cell table:formula="of:=[.B46]/[.B4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6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11:43:07.8327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1:40:36.767482000</meta:creation-date>
    <dc:date>2015-06-15T21:19:53.530336000</dc:date>
    <meta:editing-duration>P1DT9H57M48S</meta:editing-duration>
    <meta:editing-cycles>6</meta:editing-cycles>
    <meta:generator>LibreOffice/4.3.4.1$MacOSX_x86 LibreOffice_project/bc356b2f991740509f321d70e4512a6a54c5f243</meta:generator>
    <meta:document-statistic meta:table-count="1" meta:cell-count="364" meta:object-count="0"/>
  </office:meta>
</office:document-meta>
</file>